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NEED FOR DISCIPLINE (5: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NEED FOR DISCIPLINE (5: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otoriousness of their sin (5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ature of their sin (5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1 Corinthians 5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NEED FOR DISCIPLINE (5:1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FUSAL TO DISCIPLINE (5: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OMMAND TO DISCIPLINE (5:3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OMMAND TO DISCIPLINE (5:3-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uthority (5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 (5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ction (5:5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hat the church is to do (5:5a): They must hand this guilty man over to Satan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hy the church is to do it (5:5b): This will hopefully bring him to repentance so that his spirit might be saved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MMAND TO DISCIPLINE (5:3-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uthority (5:3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ction (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1 Corinthians 5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NEED FOR DISCIPLINE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FUSAL TO DISCIPLINE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MMAND TO DISCIPLINE (5:3-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REASONS FOR DISCIPLINE (5:5-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REASONS FOR DISCIPLINE (5:5-8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o bring the offender back to God (This has already been seen 5:5.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keep the offense from spreading in the church (5:6-7): Thus, the church is to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o keep the offense from spreading in the church (5:6-7): Thus, the church is to: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Cut out the cancer (5:6-7a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Continue in the Savior (5:7b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THE REASONS FOR DISCIPLINE (5:5-8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o bring the offender back to God (This has already been seen 5:5.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o keep the offense from spreading in the church (5:6-7): Thus, the church is to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o keep the celebration of Christ, the Passover Lamb, pure and true (5: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1 Corinthians 5<text:s text:c="1"/></text:span><text:span text:style-name="a589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THE NEED FOR DISCIPLIN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FUSAL TO DISCIPLINE (5: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COMMAND TO DISCIPLINE (5:3-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ASONS FOR DISCIPLINE (5:5-8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EXTENT OF DISCIPLINE (5:9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-title-Title-Slide" presentation:presentation-page-layout-name="Master1-PPL1" draw:id="Slide-267">
        <draw:frame draw:id="id105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EXTENT OF DISCIPLINE (5:9-13)<text:s text:c="1"/></text:span><text:span text:style-name="a613" text:class-names=""/></text:p>
          </draw:text-box>
          <svg:title/>
          <svg:desc/>
        </draw:frame>
        <draw:frame draw:id="id106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This discipline involves only church members (5:9-11).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is discipline involves only church members (5:9-11).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hurch has no right to judge godless outsiders (5:9-1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urch has the responsibility to avoid godless outsiders (5:11). B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EXTENT OF DISCIPLINE (5:9-13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is discipline involves only church members (5:9-11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discipline involves all church members (5:12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1 Corinthians 5<text:s text:c="1"/></text:span><text:span text:style-name="a653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NEED FOR DISCIPLINE (5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FUSAL TO DISCIPLINE (5: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MAND TO DISCIPLINE (5:3-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SONS FOR DISCIPLINE (5:5-8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EXTENT OF DISCIPLINE (5:9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5 </dc:title>
    <meta:initial-creator>David STRICKLAND</meta:initial-creator>
    <dc:creator>David STRICKLAND</dc:creator>
    <meta:creation-date>2020-02-24T11:15:04Z</meta:creation-date>
    <dc:date>2020-02-24T11:15:04Z</dc:date>
    <meta:template xlink:href="BibleStudy" xlink:type="simple"/>
    <meta:editing-cycles>1</meta:editing-cycles>
    <meta:editing-duration>PT0S</meta:editing-duration>
    <meta:document-statistic meta:paragraph-count="53" meta:word-count="478"/>
  </office:meta>
</office:document-meta>
</file>